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1EDAC6266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ffffff" fo:min-height="0.95cm" fo:padding-left="0cm"/>
    </style:style>
    <style:style style:name="P1" style:family="paragraph">
      <style:paragraph-properties fo:text-align="center"/>
    </style:style>
    <style:style style:name="P2" style:family="paragraph">
      <style:text-properties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font-size="22pt" fo:text-shadow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.589cm" svg:height="12.146cm" svg:x="0.001cm" svg:y="0.004cm">
          <draw:image xlink:href="Pictures/100000000000031B000001EDAC626691.png" xlink:type="simple" xlink:show="embed" xlink:actuate="onLoad">
            <text:p/>
          </draw:image>
        </draw:frame>
        <draw:custom-shape draw:style-name="gr2" draw:text-style-name="P1" draw:layer="layout" svg:width="0.7cm" svg:height="1.2cm" svg:x="5.7cm" svg:y="1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レイヤー4" svg:width="1.4cm" svg:height="1.2cm" svg:x="16.2cm" svg:y="2.7cm">
          <draw:text-box>
            <text:p text:style-name="P2"><text:span text:style-name="T1">μ</text:span></text:p>
          </draw:text-box>
        </draw:frame>
        <draw:custom-shape draw:style-name="gr2" draw:text-style-name="P1" draw:layer="レイヤー4" svg:width="0.6cm" svg:height="1.377cm" svg:x="16.9cm" svg:y="2.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12.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レイヤー4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7T13:01:09.562041159</dc:date>
    <meta:document-statistic meta:object-count="4"/>
    <meta:generator>LibreOffice/4.2.8.2$Linux_X86_64 LibreOffice_project/420m0$Build-2</meta:generator>
  </office:meta>
</office:document-meta>
</file>